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en" fo:country="US" officeooo:rsid="000d74b1" officeooo:paragraph-rsid="000d74b1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Heading_20_3">
      <style:text-properties fo:language="en" fo:country="US"/>
    </style:style>
    <style:style style:name="T1" style:family="text">
      <style:text-properties officeooo:rsid="000f0454"/>
    </style:style>
    <style:style style:name="T2" style:family="text">
      <style:text-properties style:font-name="Nimbus Mono PS"/>
    </style:style>
    <style:style style:name="T3" style:family="text">
      <style:text-properties style:font-name="Nimbus Mono PS" officeooo:rsid="000f5938"/>
    </style:style>
    <style:style style:name="T4" style:family="text">
      <style:text-properties style:font-name="Nimbus Mono PS" officeooo:rsid="00100b37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f5938"/>
    </style:style>
    <style:style style:name="T7" style:family="text">
      <style:text-properties style:font-name="Liberation Serif" officeooo:rsid="00100b37"/>
    </style:style>
    <style:style style:name="T8" style:family="text">
      <style:text-properties style:font-name="Liberation Serif" officeooo:rsid="0011cb5d"/>
    </style:style>
    <style:style style:name="T9" style:family="text">
      <style:text-properties officeooo:rsid="000f59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Andrea</text:span> <text:span text:style-name="T9">Fanti 235808</text:span></text:p>
      <text:h text:style-name="P3" text:outline-level="3">Lab <text:span text:style-name="T1">1</text:span> exercise <text:span text:style-name="T1">2 – report</text:span></text:h>
      <text:p text:style-name="P2">The number of links associated to each inode is the number of entries <text:span text:style-name="T9">of </text:span>directories that points to that inode.<text:line-break/>For instance, just before the <text:span text:style-name="T9">last point </text:span>of <text:span text:style-name="T9">the </text:span>exercise 2 there are 3 directories that points to the inode of <text:span text:style-name="T2">text01</text:span><text:span text:style-name="T5"> (directory </text:span><text:span text:style-name="T2">test</text:span><text:span text:style-name="T5"> </text:span><text:span text:style-name="T6">with entries </text:span><text:span text:style-name="T3">text01</text:span><text:span text:style-name="T6"> and </text:span><text:span text:style-name="T3">t1</text:span><text:span text:style-name="T5">, </text:span><text:span text:style-name="T6">and</text:span><text:span text:style-name="T5"> directory </text:span><text:span text:style-name="T3">bin</text:span><text:span text:style-name="T6"> with the entry </text:span><text:span text:style-name="T3">t1</text:span><text:span text:style-name="T6">).<text:line-break/>As soon as </text:span><text:span text:style-name="T3">text01</text:span><text:span text:style-name="T6"> is deleted, the number decreases to 2.</text:span></text:p>
      <text:p text:style-name="P2"><text:span text:style-name="T6">F</text:span><text:span text:style-name="T5">or directories this number is always at least 2, since its inode is being referred by the entry </text:span><text:span text:style-name="T2">.</text:span><text:span text:style-name="T5"> of that directory and by the parent directory.</text:span></text:p>
      <text:p text:style-name="P2"><text:span text:style-name="T6">After the removal of file </text:span><text:span text:style-name="T3">text01</text:span><text:span text:style-name="T6">, </text:span><text:span text:style-name="T3">t2</text:span><text:span text:style-name="T6"> can still be read because i</text:span><text:span text:style-name="T7">ts inode was not deleted from the inode </text:span><text:span text:style-name="T8">list</text:span><text:span text:style-name="T7">, since there are still the directory’s entries </text:span><text:span text:style-name="T4">t1</text:span><text:span text:style-name="T7"> and </text:span><text:span text:style-name="T4">t2</text:span><text:span text:style-name="T7"> that utilize that inode number.</text:span></text:p>
      <text:p text:style-name="P2"><text:span text:style-name="T7">O</text:span><text:span text:style-name="T5">nce <text:s/></text:span><text:span text:style-name="T2">t1</text:span><text:span text:style-name="T5"> and </text:span><text:span text:style-name="T2">t2</text:span><text:span text:style-name="T5"> are deleted, the content will be unreachable and the inode entry deleted from the </text:span><text:span text:style-name="T8">list</text:span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11:15.105202585</meta:creation-date>
    <dc:date>2018-10-11T18:41:09.102915313</dc:date>
    <meta:editing-duration>PT16M29S</meta:editing-duration>
    <meta:editing-cycles>6</meta:editing-cycles>
    <meta:generator>LibreOffice/6.1.2.1$Linux_X86_64 LibreOffice_project/10$Build-1</meta:generator>
    <meta:document-statistic meta:table-count="0" meta:image-count="0" meta:object-count="0" meta:page-count="1" meta:paragraph-count="6" meta:word-count="157" meta:character-count="857" meta:non-whitespace-character-count="704"/>
  </office:meta>
</office:document-meta>
</file>